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JupiterConstructorInjectionTests.testInfo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JupiterConstructorInjectionTests.SpringJUnitJupiterConstructorInjectionTests( ApplicationContext applicationContext , @ Autowired Person dilbert , @ Autowired Dog dog , @ Value ( "${enigma}" ) Integer enigma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JUnitJupiterConstructorInjectionTests.beans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JUnitJupiterConstructorInjectionTests.propertyPlaceholder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JupiterConstructorInjectionTests.applicationContex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